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number:number-style style:name="NUM1">
      <number:number number:decimal-places="0" number:min-integer-digits="1"/>
    </number:number-style>
    <number:number-style style:name="NUM2">
      <number:number number:decimal-places="2" number:min-integer-digits="1"/>
    </number:number-style>
    <number:number-style style:name="NUM3">
      <number:number number:decimal-places="0" number:min-integer-digits="1" number:grouping="true"/>
    </number:number-style>
    <number:number-style style:name="NUM4">
      <number:number number:decimal-places="2" number:min-integer-digits="1" number:grouping="true"/>
    </number:number-style>
    <number:number-style style:name="NUM11">
      <number:scientific-number number:decimal-places="2" number:min-integer-digits="1" number:min-exponent-digits="2"/>
    </number:number-style>
    <number:number-style style:name="NUM12">
      <number:fraction number:min-integer-digits="0" number:min-numerator-digits="1" number:min-denominator-digits="1"/>
    </number:number-style>
    <number:number-style style:name="NUM13">
      <number:fraction number:min-integer-digits="0" number:min-numerator-digits="2" number:min-denominator-digits="2"/>
    </number:number-style>
    <number:date-style style:name="NUM14" number:automatic-order="true">
      <number:month number:style="long"/>
      <number:text>/</number:text>
      <number:day number:style="long"/>
      <number:text>/</number:text>
      <number:year/>
    </number:date-style>
    <number:date-style style:name="NUM15">
      <number:day/>
      <number:text>.</number:text>
      <number:month number:textual="true"/>
      <number:text>.</number:text>
      <number:year number:style="long"/>
    </number:date-style>
    <number:date-style style:name="NUM16" number:automatic-order="true">
      <number:month number:textual="true"/>
      <number:text/>
      <number:day number:style="long"/>
    </number:date-style>
    <number:date-style style:name="NUM17">
      <number:month number:style="long"/>
      <number:text>-</number:text>
      <number:day number:style="long"/>
    </number:date-style>
    <number:date-style style:name="NUM22" number:automatic-order="true" number:format-source="language">
      <number:month/>
      <number:text>/</number:text>
      <number:day/>
      <number:text>/</number:text>
      <number:year/>
      <number:text/>
      <number:hours number:style="long"/>
      <number:text>:</number:text>
      <number:minutes number:style="long"/>
      <number:text/>
      <number:am-pm/>
    </number:date-style>
    <number:text-style style:name="NUM49">
      <number:text-content/>
    </number:text-style>
    <style:style style:name="ta1" style:family="table" style:master-page-name="Standard1">
      <style:table-properties table:display="true"/>
    </style:style>
    <style:style style:name="T1" style:family="text">
      <style:text-properties style:text-position="33% 58%"/>
    </style:style>
    <style:style style:name="T2" style:family="text">
      <style:text-properties style:text-position="-33% 58%"/>
    </style:style>
  </office:automatic-styles>
  <office:body>
    <office:spreadsheet>
      <table:table table:name="Grades" table:style-name="ta1">
        <table:table-column/>
        <table:table-column/>
        <table:table-column/>
        <table:table-column/>
        <table:table-column/>
        <table:table-row>
          <table:table-cell office:value-type="string">
            <text:p>First name</text:p>
          </table:table-cell>
          <table:table-cell office:value-type="string">
            <text:p>Last name</text:p>
          </table:table-cell>
          <table:table-cell office:value-type="string">
            <text:p>Email address</text:p>
          </table:table-cell>
          <table:table-cell office:value-type="string">
            <text:p>Course total (Real)</text:p>
          </table:table-cell>
          <table:table-cell office:value-type="string">
            <text:p>Last downloaded from this course</text:p>
          </table:table-cell>
        </table:table-row>
        <table:table-row>
          <table:table-cell office:value-type="string">
            <text:p>Michelle</text:p>
          </table:table-cell>
          <table:table-cell office:value-type="string">
            <text:p>Abarca</text:p>
          </table:table-cell>
          <table:table-cell office:value-type="string">
            <text:p>mabarca@poets.whittier.edu</text:p>
          </table:table-cell>
          <table:table-cell office:value-type="string">
            <text:p>-</text:p>
          </table:table-cell>
          <table:table-cell office:value-type="string">
            <text:p>1629839218</text:p>
          </table:table-cell>
        </table:table-row>
        <table:table-row>
          <table:table-cell office:value-type="string">
            <text:p>Jasmine</text:p>
          </table:table-cell>
          <table:table-cell office:value-type="string">
            <text:p>Arada</text:p>
          </table:table-cell>
          <table:table-cell office:value-type="string">
            <text:p>jarada@poets.whittier.edu</text:p>
          </table:table-cell>
          <table:table-cell office:value-type="string">
            <text:p>-</text:p>
          </table:table-cell>
          <table:table-cell office:value-type="string">
            <text:p>1629839218</text:p>
          </table:table-cell>
        </table:table-row>
        <table:table-row>
          <table:table-cell office:value-type="string">
            <text:p>Teige</text:p>
          </table:table-cell>
          <table:table-cell office:value-type="string">
            <text:p>Barrett</text:p>
          </table:table-cell>
          <table:table-cell office:value-type="string">
            <text:p>tbarrett@poets.whittier.edu</text:p>
          </table:table-cell>
          <table:table-cell office:value-type="string">
            <text:p>-</text:p>
          </table:table-cell>
          <table:table-cell office:value-type="string">
            <text:p>1629839218</text:p>
          </table:table-cell>
        </table:table-row>
        <table:table-row>
          <table:table-cell office:value-type="string">
            <text:p>Cesar</text:p>
          </table:table-cell>
          <table:table-cell office:value-type="string">
            <text:p>Bautista</text:p>
          </table:table-cell>
          <table:table-cell office:value-type="string">
            <text:p>cbautist@poets.whittier.edu</text:p>
          </table:table-cell>
          <table:table-cell office:value-type="string">
            <text:p>-</text:p>
          </table:table-cell>
          <table:table-cell office:value-type="string">
            <text:p>1629839218</text:p>
          </table:table-cell>
        </table:table-row>
        <table:table-row>
          <table:table-cell office:value-type="string">
            <text:p>Lexy</text:p>
          </table:table-cell>
          <table:table-cell office:value-type="string">
            <text:p>Clark</text:p>
          </table:table-cell>
          <table:table-cell office:value-type="string">
            <text:p>lclark1@poets.whittier.edu</text:p>
          </table:table-cell>
          <table:table-cell office:value-type="string">
            <text:p>-</text:p>
          </table:table-cell>
          <table:table-cell office:value-type="string">
            <text:p>1629839218</text:p>
          </table:table-cell>
        </table:table-row>
        <table:table-row>
          <table:table-cell office:value-type="string">
            <text:p>Adrian</text:p>
          </table:table-cell>
          <table:table-cell office:value-type="string">
            <text:p>Cortez</text:p>
          </table:table-cell>
          <table:table-cell office:value-type="string">
            <text:p>acortez2@poets.whittier.edu</text:p>
          </table:table-cell>
          <table:table-cell office:value-type="string">
            <text:p>-</text:p>
          </table:table-cell>
          <table:table-cell office:value-type="string">
            <text:p>1629839218</text:p>
          </table:table-cell>
        </table:table-row>
        <table:table-row>
          <table:table-cell office:value-type="string">
            <text:p>Collin</text:p>
          </table:table-cell>
          <table:table-cell office:value-type="string">
            <text:p>Drummond</text:p>
          </table:table-cell>
          <table:table-cell office:value-type="string">
            <text:p>cdrummo1@poets.whittier.edu</text:p>
          </table:table-cell>
          <table:table-cell office:value-type="string">
            <text:p>-</text:p>
          </table:table-cell>
          <table:table-cell office:value-type="string">
            <text:p>1629839218</text:p>
          </table:table-cell>
        </table:table-row>
        <table:table-row>
          <table:table-cell office:value-type="string">
            <text:p>Juan</text:p>
          </table:table-cell>
          <table:table-cell office:value-type="string">
            <text:p>Estrada</text:p>
          </table:table-cell>
          <table:table-cell office:value-type="string">
            <text:p>jestrad6@poets.whittier.edu</text:p>
          </table:table-cell>
          <table:table-cell office:value-type="string">
            <text:p>-</text:p>
          </table:table-cell>
          <table:table-cell office:value-type="string">
            <text:p>1629839218</text:p>
          </table:table-cell>
        </table:table-row>
        <table:table-row>
          <table:table-cell office:value-type="string">
            <text:p>Lorissa</text:p>
          </table:table-cell>
          <table:table-cell office:value-type="string">
            <text:p>Gallardo</text:p>
          </table:table-cell>
          <table:table-cell office:value-type="string">
            <text:p>lgallard@poets.whittier.edu</text:p>
          </table:table-cell>
          <table:table-cell office:value-type="string">
            <text:p>-</text:p>
          </table:table-cell>
          <table:table-cell office:value-type="string">
            <text:p>1629839218</text:p>
          </table:table-cell>
        </table:table-row>
        <table:table-row>
          <table:table-cell office:value-type="string">
            <text:p>Mateo</text:p>
          </table:table-cell>
          <table:table-cell office:value-type="string">
            <text:p>Gomez</text:p>
          </table:table-cell>
          <table:table-cell office:value-type="string">
            <text:p>mgomez6@poets.whittier.edu</text:p>
          </table:table-cell>
          <table:table-cell office:value-type="string">
            <text:p>-</text:p>
          </table:table-cell>
          <table:table-cell office:value-type="string">
            <text:p>1629839218</text:p>
          </table:table-cell>
        </table:table-row>
        <table:table-row>
          <table:table-cell office:value-type="string">
            <text:p>John</text:p>
          </table:table-cell>
          <table:table-cell office:value-type="string">
            <text:p>Guerra</text:p>
          </table:table-cell>
          <table:table-cell office:value-type="string">
            <text:p>jguerra2@poets.whittier.edu</text:p>
          </table:table-cell>
          <table:table-cell office:value-type="string">
            <text:p>-</text:p>
          </table:table-cell>
          <table:table-cell office:value-type="string">
            <text:p>1629839218</text:p>
          </table:table-cell>
        </table:table-row>
        <table:table-row>
          <table:table-cell office:value-type="string">
            <text:p>Amanda</text:p>
          </table:table-cell>
          <table:table-cell office:value-type="string">
            <text:p>Hernandez</text:p>
          </table:table-cell>
          <table:table-cell office:value-type="string">
            <text:p>aherna20@poets.whittier.edu</text:p>
          </table:table-cell>
          <table:table-cell office:value-type="string">
            <text:p>-</text:p>
          </table:table-cell>
          <table:table-cell office:value-type="string">
            <text:p>1629839218</text:p>
          </table:table-cell>
        </table:table-row>
        <table:table-row>
          <table:table-cell office:value-type="string">
            <text:p>Madeline</text:p>
          </table:table-cell>
          <table:table-cell office:value-type="string">
            <text:p>Ho</text:p>
          </table:table-cell>
          <table:table-cell office:value-type="string">
            <text:p>mho@poets.whittier.edu</text:p>
          </table:table-cell>
          <table:table-cell office:value-type="string">
            <text:p>-</text:p>
          </table:table-cell>
          <table:table-cell office:value-type="string">
            <text:p>1629839218</text:p>
          </table:table-cell>
        </table:table-row>
        <table:table-row>
          <table:table-cell office:value-type="string">
            <text:p>Aaron</text:p>
          </table:table-cell>
          <table:table-cell office:value-type="string">
            <text:p>Martinez</text:p>
          </table:table-cell>
          <table:table-cell office:value-type="string">
            <text:p>amarti21@poets.whittier.edu</text:p>
          </table:table-cell>
          <table:table-cell office:value-type="string">
            <text:p>-</text:p>
          </table:table-cell>
          <table:table-cell office:value-type="string">
            <text:p>1629839218</text:p>
          </table:table-cell>
        </table:table-row>
        <table:table-row>
          <table:table-cell office:value-type="string">
            <text:p>Julianna</text:p>
          </table:table-cell>
          <table:table-cell office:value-type="string">
            <text:p>Mendez</text:p>
          </table:table-cell>
          <table:table-cell office:value-type="string">
            <text:p>jmendez1@poets.whittier.edu</text:p>
          </table:table-cell>
          <table:table-cell office:value-type="string">
            <text:p>-</text:p>
          </table:table-cell>
          <table:table-cell office:value-type="string">
            <text:p>1629839218</text:p>
          </table:table-cell>
        </table:table-row>
        <table:table-row>
          <table:table-cell office:value-type="string">
            <text:p>Mo</text:p>
          </table:table-cell>
          <table:table-cell office:value-type="string">
            <text:p>Moeslein</text:p>
          </table:table-cell>
          <table:table-cell office:value-type="string">
            <text:p>mmoeslei@poets.whittier.edu</text:p>
          </table:table-cell>
          <table:table-cell office:value-type="string">
            <text:p>-</text:p>
          </table:table-cell>
          <table:table-cell office:value-type="string">
            <text:p>1629839218</text:p>
          </table:table-cell>
        </table:table-row>
        <table:table-row>
          <table:table-cell office:value-type="string">
            <text:p>Sofia</text:p>
          </table:table-cell>
          <table:table-cell office:value-type="string">
            <text:p>Paniagua</text:p>
          </table:table-cell>
          <table:table-cell office:value-type="string">
            <text:p>spaniagu@poets.whittier.edu</text:p>
          </table:table-cell>
          <table:table-cell office:value-type="string">
            <text:p>-</text:p>
          </table:table-cell>
          <table:table-cell office:value-type="string">
            <text:p>1629839218</text:p>
          </table:table-cell>
        </table:table-row>
        <table:table-row>
          <table:table-cell office:value-type="string">
            <text:p>Brianna</text:p>
          </table:table-cell>
          <table:table-cell office:value-type="string">
            <text:p>Pena</text:p>
          </table:table-cell>
          <table:table-cell office:value-type="string">
            <text:p>bpena@poets.whittier.edu</text:p>
          </table:table-cell>
          <table:table-cell office:value-type="string">
            <text:p>-</text:p>
          </table:table-cell>
          <table:table-cell office:value-type="string">
            <text:p>1629839218</text:p>
          </table:table-cell>
        </table:table-row>
        <table:table-row>
          <table:table-cell office:value-type="string">
            <text:p>Jonny</text:p>
          </table:table-cell>
          <table:table-cell office:value-type="string">
            <text:p>Polarek</text:p>
          </table:table-cell>
          <table:table-cell office:value-type="string">
            <text:p>jpolarek@poets.whittier.edu</text:p>
          </table:table-cell>
          <table:table-cell office:value-type="string">
            <text:p>-</text:p>
          </table:table-cell>
          <table:table-cell office:value-type="string">
            <text:p>1629839218</text:p>
          </table:table-cell>
        </table:table-row>
        <table:table-row>
          <table:table-cell office:value-type="string">
            <text:p>Jacqueline</text:p>
          </table:table-cell>
          <table:table-cell office:value-type="string">
            <text:p>Romero</text:p>
          </table:table-cell>
          <table:table-cell office:value-type="string">
            <text:p>jromero7@poets.whittier.edu</text:p>
          </table:table-cell>
          <table:table-cell office:value-type="string">
            <text:p>-</text:p>
          </table:table-cell>
          <table:table-cell office:value-type="string">
            <text:p>1629839218</text:p>
          </table:table-cell>
        </table:table-row>
        <table:table-row>
          <table:table-cell office:value-type="string">
            <text:p>Giovanni</text:p>
          </table:table-cell>
          <table:table-cell office:value-type="string">
            <text:p>Samayoa</text:p>
          </table:table-cell>
          <table:table-cell office:value-type="string">
            <text:p>gsamayoa@poets.whittier.edu</text:p>
          </table:table-cell>
          <table:table-cell office:value-type="string">
            <text:p>-</text:p>
          </table:table-cell>
          <table:table-cell office:value-type="string">
            <text:p>1629839218</text:p>
          </table:table-cell>
        </table:table-row>
        <table:table-row>
          <table:table-cell office:value-type="string">
            <text:p>Santana</text:p>
          </table:table-cell>
          <table:table-cell office:value-type="string">
            <text:p>Santana</text:p>
          </table:table-cell>
          <table:table-cell office:value-type="string">
            <text:p>esantana@poets.whittier.edu</text:p>
          </table:table-cell>
          <table:table-cell office:value-type="string">
            <text:p>-</text:p>
          </table:table-cell>
          <table:table-cell office:value-type="string">
            <text:p>1629839218</text:p>
          </table:table-cell>
        </table:table-row>
        <table:table-row>
          <table:table-cell office:value-type="string">
            <text:p>Trevor</text:p>
          </table:table-cell>
          <table:table-cell office:value-type="string">
            <text:p>Seifen</text:p>
          </table:table-cell>
          <table:table-cell office:value-type="string">
            <text:p>tseifen@poets.whittier.edu</text:p>
          </table:table-cell>
          <table:table-cell office:value-type="string">
            <text:p>-</text:p>
          </table:table-cell>
          <table:table-cell office:value-type="string">
            <text:p>1629839218</text:p>
          </table:table-cell>
        </table:table-row>
        <table:table-row>
          <table:table-cell office:value-type="string">
            <text:p>Coop</text:p>
          </table:table-cell>
          <table:table-cell office:value-type="string">
            <text:p>Tirado</text:p>
          </table:table-cell>
          <table:table-cell office:value-type="string">
            <text:p>ctirado@poets.whittier.edu</text:p>
          </table:table-cell>
          <table:table-cell office:value-type="string">
            <text:p>-</text:p>
          </table:table-cell>
          <table:table-cell office:value-type="string">
            <text:p>16298392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
                    <text:sheet-name>???</text:sheet-name>
                </text:p>
      </style:header>
      <style:header-left style:display="false"/>
      <style:footer>
        <text:p>Page
                    <text:page-number>1</text:page-number>
                </text:p>
      </style:footer>
      <style:footer-left style:display="false"/>
    </style:master-page>
    <style:master-page style:name="Report" style:page-layout-name="Mpm2">
      <style:header>
        <style:region-left>
          <text:p>
                        <text:sheet-name>???</text:sheet-name>
                        (<text:title>???</text:title>)
                    </text:p>
        </style:region-left>
        <style:region-right>
          <text:p><text:date style:data-style-name="N2" text:date-value="2013-01-05">00.00.0000</text:date>,
                        <text:time>00:00:00</text:time>
                    </text:p>
        </style:region-right>
      </style:header>
      <style:header-left style:display="false"/>
      <style:footer>
        <text:p>Page
                    <text:page-number>1</text:page-number>
                    /
                    <text:page-count>99</text:page-count>
               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Moodle 3.7.9 (Build: 20201109)</meta:generator>
    <meta:initial-creator>Jordan Hanson</meta:initial-creator>
    <meta:creation-date>2021-08-24T14:06:58</meta:creation-date>
    <meta:document-statistic meta:table-count="1" meta:cell-count="0" meta:object-count="0"/>
  </office:meta>
</office:document-meta>
</file>